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E000000DD000000DD3BB5FCBB.svm" manifest:media-type=""/>
  <manifest:file-entry manifest:full-path="Object 1/Pictures/2000000E000000DD000000DDB37D134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3.554cm" svg:height="11.946cm" svg:x="7.832cm" svg:y="36.826cm">
            <draw:object draw:notify-on-update-of-ranges="Hoja1.A2:Hoja1.A97 Hoja1.B1:Hoja1.B1 Hoja1.B2:Hoja1.B97 Hoja1.C1:Hoja1.C1 Hoja1.C2:Hoja1.C97 Hoja1.D1:Hoja1.D1 Hoja1.D2:Hoja1.D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061.22">
            <text:p>180061,22</text:p>
          </table:table-cell>
          <table:table-cell office:value-type="float" office:value="18989.94">
            <text:p>18989,94</text:p>
          </table:table-cell>
          <table:table-cell office:value-type="float" office:value="17250.6">
            <text:p>17250,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9546.74">
            <text:p>319546,74</text:p>
          </table:table-cell>
          <table:table-cell office:value-type="float" office:value="17867.62">
            <text:p>17867,62</text:p>
          </table:table-cell>
          <table:table-cell office:value-type="float" office:value="21022.42">
            <text:p>21022,4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1316.5">
            <text:p>681316,5</text:p>
          </table:table-cell>
          <table:table-cell office:value-type="float" office:value="25461.42">
            <text:p>25461,42</text:p>
          </table:table-cell>
          <table:table-cell office:value-type="float" office:value="23660.06">
            <text:p>23660,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89901.4">
            <text:p>1089901,4</text:p>
          </table:table-cell>
          <table:table-cell office:value-type="float" office:value="28013.08">
            <text:p>28013,08</text:p>
          </table:table-cell>
          <table:table-cell office:value-type="float" office:value="27566.2">
            <text:p>27566,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37711.58">
            <text:p>1437711,58</text:p>
          </table:table-cell>
          <table:table-cell office:value-type="float" office:value="25085.7">
            <text:p>25085,7</text:p>
          </table:table-cell>
          <table:table-cell office:value-type="float" office:value="31299.34">
            <text:p>31299,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1741.5">
            <text:p>2051741,5</text:p>
          </table:table-cell>
          <table:table-cell office:value-type="float" office:value="30127.94">
            <text:p>30127,94</text:p>
          </table:table-cell>
          <table:table-cell office:value-type="float" office:value="39024.66">
            <text:p>39024,6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7364.94">
            <text:p>2787364,94</text:p>
          </table:table-cell>
          <table:table-cell office:value-type="float" office:value="35801.74">
            <text:p>35801,74</text:p>
          </table:table-cell>
          <table:table-cell office:value-type="float" office:value="37192.8">
            <text:p>37192,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60728.56">
            <text:p>4160728,56</text:p>
          </table:table-cell>
          <table:table-cell office:value-type="float" office:value="35238.28">
            <text:p>35238,28</text:p>
          </table:table-cell>
          <table:table-cell office:value-type="float" office:value="47154.32">
            <text:p>47154,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74087.06">
            <text:p>5574087,06</text:p>
          </table:table-cell>
          <table:table-cell office:value-type="float" office:value="42897.5">
            <text:p>42897,5</text:p>
          </table:table-cell>
          <table:table-cell office:value-type="float" office:value="56784.64">
            <text:p>56784,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6792.42">
            <text:p>7426792,42</text:p>
          </table:table-cell>
          <table:table-cell office:value-type="float" office:value="60467.3">
            <text:p>60467,3</text:p>
          </table:table-cell>
          <table:table-cell office:value-type="float" office:value="63587.82">
            <text:p>63587,8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71138.78">
            <text:p>7971138,78</text:p>
          </table:table-cell>
          <table:table-cell office:value-type="float" office:value="54021.28">
            <text:p>54021,28</text:p>
          </table:table-cell>
          <table:table-cell office:value-type="float" office:value="66286.46">
            <text:p>66286,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92829.38">
            <text:p>10292829,38</text:p>
          </table:table-cell>
          <table:table-cell office:value-type="float" office:value="53407.7">
            <text:p>53407,7</text:p>
          </table:table-cell>
          <table:table-cell office:value-type="float" office:value="77585.04">
            <text:p>77585,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902050.88">
            <text:p>13902050,88</text:p>
          </table:table-cell>
          <table:table-cell office:value-type="float" office:value="62085.04">
            <text:p>62085,04</text:p>
          </table:table-cell>
          <table:table-cell office:value-type="float" office:value="82024.38">
            <text:p>82024,3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250738.58">
            <text:p>17250738,58</text:p>
          </table:table-cell>
          <table:table-cell office:value-type="float" office:value="84027.68">
            <text:p>84027,68</text:p>
          </table:table-cell>
          <table:table-cell office:value-type="float" office:value="96259.84">
            <text:p>96259,8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921888.36">
            <text:p>19921888,36</text:p>
          </table:table-cell>
          <table:table-cell office:value-type="float" office:value="75568.34">
            <text:p>75568,34</text:p>
          </table:table-cell>
          <table:table-cell office:value-type="float" office:value="109252.82">
            <text:p>109252,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394302.98">
            <text:p>23394302,98</text:p>
          </table:table-cell>
          <table:table-cell office:value-type="float" office:value="84744.36">
            <text:p>84744,36</text:p>
          </table:table-cell>
          <table:table-cell office:value-type="float" office:value="119169.54">
            <text:p>119169,5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531324.74">
            <text:p>29531324,74</text:p>
          </table:table-cell>
          <table:table-cell office:value-type="float" office:value="98753.18">
            <text:p>98753,18</text:p>
          </table:table-cell>
          <table:table-cell office:value-type="float" office:value="133259.28">
            <text:p>133259,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320914.98">
            <text:p>35320914,98</text:p>
          </table:table-cell>
          <table:table-cell office:value-type="float" office:value="108784.3">
            <text:p>108784,3</text:p>
          </table:table-cell>
          <table:table-cell office:value-type="float" office:value="157088.16">
            <text:p>157088,1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805471.34">
            <text:p>41805471,34</text:p>
          </table:table-cell>
          <table:table-cell office:value-type="float" office:value="106385.6">
            <text:p>106385,6</text:p>
          </table:table-cell>
          <table:table-cell office:value-type="float" office:value="161940.84">
            <text:p>161940,8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278700.62">
            <text:p>47278700,62</text:p>
          </table:table-cell>
          <table:table-cell office:value-type="float" office:value="120221.5">
            <text:p>120221,5</text:p>
          </table:table-cell>
          <table:table-cell office:value-type="float" office:value="187637.52">
            <text:p>187637,5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195580.82">
            <text:p>53195580,82</text:p>
          </table:table-cell>
          <table:table-cell office:value-type="float" office:value="141581.68">
            <text:p>141581,68</text:p>
          </table:table-cell>
          <table:table-cell office:value-type="float" office:value="193820.3">
            <text:p>193820,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934338.88">
            <text:p>60934338,88</text:p>
          </table:table-cell>
          <table:table-cell office:value-type="float" office:value="142865.54">
            <text:p>142865,54</text:p>
          </table:table-cell>
          <table:table-cell office:value-type="float" office:value="206975.56">
            <text:p>206975,5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781253.64">
            <text:p>69781253,64</text:p>
          </table:table-cell>
          <table:table-cell office:value-type="float" office:value="146080.48">
            <text:p>146080,48</text:p>
          </table:table-cell>
          <table:table-cell office:value-type="float" office:value="242825.84">
            <text:p>242825,8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9679931.48">
            <text:p>79679931,48</text:p>
          </table:table-cell>
          <table:table-cell office:value-type="float" office:value="163021.54">
            <text:p>163021,54</text:p>
          </table:table-cell>
          <table:table-cell office:value-type="float" office:value="257680.4">
            <text:p>257680,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445429.52">
            <text:p>92445429,52</text:p>
          </table:table-cell>
          <table:table-cell office:value-type="float" office:value="179431.52">
            <text:p>179431,52</text:p>
          </table:table-cell>
          <table:table-cell office:value-type="float" office:value="259121.8">
            <text:p>259121,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802248.56">
            <text:p>99802248,56</text:p>
          </table:table-cell>
          <table:table-cell office:value-type="float" office:value="198733.26">
            <text:p>198733,26</text:p>
          </table:table-cell>
          <table:table-cell office:value-type="float" office:value="378650.94">
            <text:p>378650,9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0256798.52">
            <text:p>120256798,52</text:p>
          </table:table-cell>
          <table:table-cell office:value-type="float" office:value="230988.76">
            <text:p>230988,76</text:p>
          </table:table-cell>
          <table:table-cell office:value-type="float" office:value="302612.04">
            <text:p>302612,0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4877578.3">
            <text:p>124877578,3</text:p>
          </table:table-cell>
          <table:table-cell office:value-type="float" office:value="206662.24">
            <text:p>206662,24</text:p>
          </table:table-cell>
          <table:table-cell office:value-type="float" office:value="337788.2">
            <text:p>337788,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0456753.34">
            <text:p>130456753,34</text:p>
          </table:table-cell>
          <table:table-cell office:value-type="float" office:value="244237.14">
            <text:p>244237,14</text:p>
          </table:table-cell>
          <table:table-cell office:value-type="float" office:value="366077.62">
            <text:p>366077,6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3478686.56">
            <text:p>153478686,56</text:p>
          </table:table-cell>
          <table:table-cell office:value-type="float" office:value="239069.22">
            <text:p>239069,22</text:p>
          </table:table-cell>
          <table:table-cell office:value-type="float" office:value="403284.2">
            <text:p>403284,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1770471.04">
            <text:p>171770471,04</text:p>
          </table:table-cell>
          <table:table-cell office:value-type="float" office:value="269514.82">
            <text:p>269514,82</text:p>
          </table:table-cell>
          <table:table-cell office:value-type="float" office:value="428170.02">
            <text:p>428170,0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1061855.12">
            <text:p>201061855,12</text:p>
          </table:table-cell>
          <table:table-cell office:value-type="float" office:value="284411.86">
            <text:p>284411,86</text:p>
          </table:table-cell>
          <table:table-cell office:value-type="float" office:value="445906.44">
            <text:p>445906,4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915018.72">
            <text:p>222915018,72</text:p>
          </table:table-cell>
          <table:table-cell office:value-type="float" office:value="308038.82">
            <text:p>308038,82</text:p>
          </table:table-cell>
          <table:table-cell office:value-type="float" office:value="537615.44">
            <text:p>537615,4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3634986.24">
            <text:p>233634986,24</text:p>
          </table:table-cell>
          <table:table-cell office:value-type="float" office:value="324858.92">
            <text:p>324858,92</text:p>
          </table:table-cell>
          <table:table-cell office:value-type="float" office:value="560620.84">
            <text:p>560620,8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2540734.36">
            <text:p>242540734,36</text:p>
          </table:table-cell>
          <table:table-cell office:value-type="float" office:value="329323.4">
            <text:p>329323,4</text:p>
          </table:table-cell>
          <table:table-cell office:value-type="float" office:value="571437.12">
            <text:p>571437,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7093328.98">
            <text:p>277093328,98</text:p>
          </table:table-cell>
          <table:table-cell office:value-type="float" office:value="348109.5">
            <text:p>348109,5</text:p>
          </table:table-cell>
          <table:table-cell office:value-type="float" office:value="599632.86">
            <text:p>599632,8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0072708.78">
            <text:p>320072708,78</text:p>
          </table:table-cell>
          <table:table-cell office:value-type="float" office:value="371250.82">
            <text:p>371250,82</text:p>
          </table:table-cell>
          <table:table-cell office:value-type="float" office:value="679642.06">
            <text:p>679642,0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676163.72">
            <text:p>356676163,72</text:p>
          </table:table-cell>
          <table:table-cell office:value-type="float" office:value="399922.9">
            <text:p>399922,9</text:p>
          </table:table-cell>
          <table:table-cell office:value-type="float" office:value="744134.94">
            <text:p>744134,9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3217672.32">
            <text:p>353217672,32</text:p>
          </table:table-cell>
          <table:table-cell office:value-type="float" office:value="426206.1">
            <text:p>426206,1</text:p>
          </table:table-cell>
          <table:table-cell office:value-type="float" office:value="795241.22">
            <text:p>795241,2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7190437.86">
            <text:p>437190437,86</text:p>
          </table:table-cell>
          <table:table-cell office:value-type="float" office:value="442603.8">
            <text:p>442603,8</text:p>
          </table:table-cell>
          <table:table-cell office:value-type="float" office:value="836144.5">
            <text:p>836144,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9796408.9">
            <text:p>469796408,9</text:p>
          </table:table-cell>
          <table:table-cell office:value-type="float" office:value="458601.56">
            <text:p>458601,56</text:p>
          </table:table-cell>
          <table:table-cell office:value-type="float" office:value="929201.76">
            <text:p>929201,7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0149073.64">
            <text:p>470149073,64</text:p>
          </table:table-cell>
          <table:table-cell office:value-type="float" office:value="493918.96">
            <text:p>493918,96</text:p>
          </table:table-cell>
          <table:table-cell office:value-type="float" office:value="1067252.94">
            <text:p>1067252,9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0861524.3">
            <text:p>530861524,3</text:p>
          </table:table-cell>
          <table:table-cell office:value-type="float" office:value="568559.78">
            <text:p>568559,78</text:p>
          </table:table-cell>
          <table:table-cell office:value-type="float" office:value="1249668.02">
            <text:p>1249668,0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9596595.42">
            <text:p>629596595,42</text:p>
          </table:table-cell>
          <table:table-cell office:value-type="float" office:value="559245.88">
            <text:p>559245,88</text:p>
          </table:table-cell>
          <table:table-cell office:value-type="float" office:value="1067733.5">
            <text:p>1067733,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8702805.7">
            <text:p>658702805,7</text:p>
          </table:table-cell>
          <table:table-cell office:value-type="float" office:value="590028.98">
            <text:p>590028,98</text:p>
          </table:table-cell>
          <table:table-cell office:value-type="float" office:value="1136996.68">
            <text:p>1136996,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8598534.8">
            <text:p>668598534,8</text:p>
          </table:table-cell>
          <table:table-cell office:value-type="float" office:value="620452.32">
            <text:p>620452,32</text:p>
          </table:table-cell>
          <table:table-cell office:value-type="float" office:value="1240344.58">
            <text:p>1240344,5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63871378.12">
            <text:p>463871378,12</text:p>
          </table:table-cell>
          <table:table-cell office:value-type="float" office:value="608338.66">
            <text:p>608338,66</text:p>
          </table:table-cell>
          <table:table-cell office:value-type="float" office:value="1267703.32">
            <text:p>1267703,3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24400566.04">
            <text:p>524400566,04</text:p>
          </table:table-cell>
          <table:table-cell office:value-type="float" office:value="711418.82">
            <text:p>711418,82</text:p>
          </table:table-cell>
          <table:table-cell office:value-type="float" office:value="1390661.92">
            <text:p>1390661,9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9018302.52">
            <text:p>549018302,52</text:p>
          </table:table-cell>
          <table:table-cell office:value-type="float" office:value="720839.8">
            <text:p>720839,8</text:p>
          </table:table-cell>
          <table:table-cell office:value-type="float" office:value="1500786.7">
            <text:p>1500786,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54765500.3">
            <text:p>554765500,3</text:p>
          </table:table-cell>
          <table:table-cell office:value-type="float" office:value="777069.9">
            <text:p>777069,9</text:p>
          </table:table-cell>
          <table:table-cell office:value-type="float" office:value="1586761.1">
            <text:p>1586761,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3813856.62">
            <text:p>593813856,62</text:p>
          </table:table-cell>
          <table:table-cell office:value-type="float" office:value="761734.2">
            <text:p>761734,2</text:p>
          </table:table-cell>
          <table:table-cell office:value-type="float" office:value="1647820.84">
            <text:p>1647820,8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4438997.48">
            <text:p>644438997,48</text:p>
          </table:table-cell>
          <table:table-cell office:value-type="float" office:value="765811.78">
            <text:p>765811,78</text:p>
          </table:table-cell>
          <table:table-cell office:value-type="float" office:value="1784810.52">
            <text:p>1784810,52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6550677.36">
            <text:p>676550677,36</text:p>
          </table:table-cell>
          <table:table-cell office:value-type="float" office:value="824360.3">
            <text:p>824360,3</text:p>
          </table:table-cell>
          <table:table-cell office:value-type="float" office:value="1834559.34">
            <text:p>1834559,3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35792912.44">
            <text:p>735792912,44</text:p>
          </table:table-cell>
          <table:table-cell office:value-type="float" office:value="835011.8">
            <text:p>835011,8</text:p>
          </table:table-cell>
          <table:table-cell office:value-type="float" office:value="2040405.16">
            <text:p>2040405,1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75827699.12">
            <text:p>675827699,12</text:p>
          </table:table-cell>
          <table:table-cell office:value-type="float" office:value="893265.94">
            <text:p>893265,94</text:p>
          </table:table-cell>
          <table:table-cell office:value-type="float" office:value="2042719.14">
            <text:p>2042719,1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6654043.24">
            <text:p>546654043,24</text:p>
          </table:table-cell>
          <table:table-cell office:value-type="float" office:value="926820.7">
            <text:p>926820,7</text:p>
          </table:table-cell>
          <table:table-cell office:value-type="float" office:value="2231540.5">
            <text:p>2231540,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92877055.66">
            <text:p>492877055,66</text:p>
          </table:table-cell>
          <table:table-cell office:value-type="float" office:value="940671.7">
            <text:p>940671,7</text:p>
          </table:table-cell>
          <table:table-cell office:value-type="float" office:value="2305461.34">
            <text:p>2305461,3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33756290.14">
            <text:p>533756290,14</text:p>
          </table:table-cell>
          <table:table-cell office:value-type="float" office:value="1067353.76">
            <text:p>1067353,76</text:p>
          </table:table-cell>
          <table:table-cell office:value-type="float" office:value="2362977.9">
            <text:p>2362977,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5784663.9">
            <text:p>485784663,9</text:p>
          </table:table-cell>
          <table:table-cell office:value-type="float" office:value="1013900.96">
            <text:p>1013900,96</text:p>
          </table:table-cell>
          <table:table-cell office:value-type="float" office:value="2555668.04">
            <text:p>2555668,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70292747.28">
            <text:p>470292747,28</text:p>
          </table:table-cell>
          <table:table-cell office:value-type="float" office:value="1017107.44">
            <text:p>1017107,44</text:p>
          </table:table-cell>
          <table:table-cell office:value-type="float" office:value="2722645.04">
            <text:p>2722645,0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07981289.82">
            <text:p>507981289,82</text:p>
          </table:table-cell>
          <table:table-cell office:value-type="float" office:value="1067990.64">
            <text:p>1067990,64</text:p>
          </table:table-cell>
          <table:table-cell office:value-type="float" office:value="2893112.54">
            <text:p>2893112,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30935533.24">
            <text:p>530935533,24</text:p>
          </table:table-cell>
          <table:table-cell office:value-type="float" office:value="1153920.36">
            <text:p>1153920,36</text:p>
          </table:table-cell>
          <table:table-cell office:value-type="float" office:value="2944499.7">
            <text:p>2944499,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96765812.16">
            <text:p>496765812,16</text:p>
          </table:table-cell>
          <table:table-cell office:value-type="float" office:value="1195857.14">
            <text:p>1195857,14</text:p>
          </table:table-cell>
          <table:table-cell office:value-type="float" office:value="3204203.52">
            <text:p>3204203,5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43626650.4">
            <text:p>543626650,4</text:p>
          </table:table-cell>
          <table:table-cell office:value-type="float" office:value="1205988.74">
            <text:p>1205988,74</text:p>
          </table:table-cell>
          <table:table-cell office:value-type="float" office:value="3272875.98">
            <text:p>3272875,9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80688071.04">
            <text:p>480688071,04</text:p>
          </table:table-cell>
          <table:table-cell office:value-type="float" office:value="1275328.64">
            <text:p>1275328,64</text:p>
          </table:table-cell>
          <table:table-cell office:value-type="float" office:value="3455228.28">
            <text:p>3455228,2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96078463.36">
            <text:p>496078463,36</text:p>
          </table:table-cell>
          <table:table-cell office:value-type="float" office:value="1298891.88">
            <text:p>1298891,88</text:p>
          </table:table-cell>
          <table:table-cell office:value-type="float" office:value="3719981">
            <text:p>371998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09628221.52">
            <text:p>409628221,52</text:p>
          </table:table-cell>
          <table:table-cell office:value-type="float" office:value="1334536.44">
            <text:p>1334536,44</text:p>
          </table:table-cell>
          <table:table-cell office:value-type="float" office:value="3758981.68">
            <text:p>3758981,6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67463361.5">
            <text:p>467463361,5</text:p>
          </table:table-cell>
          <table:table-cell office:value-type="float" office:value="1422438.28">
            <text:p>1422438,28</text:p>
          </table:table-cell>
          <table:table-cell office:value-type="float" office:value="4037498.34">
            <text:p>4037498,3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42600950.18">
            <text:p>442600950,18</text:p>
          </table:table-cell>
          <table:table-cell office:value-type="float" office:value="1467749.14">
            <text:p>1467749,14</text:p>
          </table:table-cell>
          <table:table-cell office:value-type="float" office:value="4158808.06">
            <text:p>4158808,0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75802943.2">
            <text:p>475802943,2</text:p>
          </table:table-cell>
          <table:table-cell office:value-type="float" office:value="1498447.8">
            <text:p>1498447,8</text:p>
          </table:table-cell>
          <table:table-cell office:value-type="float" office:value="4455524.78">
            <text:p>4455524,7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91911990">
            <text:p>491911990</text:p>
          </table:table-cell>
          <table:table-cell office:value-type="float" office:value="1541535.98">
            <text:p>1541535,98</text:p>
          </table:table-cell>
          <table:table-cell office:value-type="float" office:value="4324900.64">
            <text:p>4324900,6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78984825">
            <text:p>478984825</text:p>
          </table:table-cell>
          <table:table-cell office:value-type="float" office:value="1596000.14">
            <text:p>1596000,14</text:p>
          </table:table-cell>
          <table:table-cell office:value-type="float" office:value="4687723.94">
            <text:p>4687723,9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68612891.46">
            <text:p>568612891,46</text:p>
          </table:table-cell>
          <table:table-cell office:value-type="float" office:value="1633560.68">
            <text:p>1633560,68</text:p>
          </table:table-cell>
          <table:table-cell office:value-type="float" office:value="4937194.28">
            <text:p>4937194,2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84787744.84">
            <text:p>584787744,84</text:p>
          </table:table-cell>
          <table:table-cell office:value-type="float" office:value="1639859.18">
            <text:p>1639859,18</text:p>
          </table:table-cell>
          <table:table-cell office:value-type="float" office:value="5420323.64">
            <text:p>5420323,6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6903295">
            <text:p>526903295</text:p>
          </table:table-cell>
          <table:table-cell office:value-type="float" office:value="1724682.82">
            <text:p>1724682,82</text:p>
          </table:table-cell>
          <table:table-cell office:value-type="float" office:value="5522406.06">
            <text:p>5522406,0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18661156.5">
            <text:p>418661156,5</text:p>
          </table:table-cell>
          <table:table-cell office:value-type="float" office:value="1835265.38">
            <text:p>1835265,38</text:p>
          </table:table-cell>
          <table:table-cell office:value-type="float" office:value="5631774.04">
            <text:p>5631774,0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1383753.12">
            <text:p>461383753,12</text:p>
          </table:table-cell>
          <table:table-cell office:value-type="float" office:value="1796286.36">
            <text:p>1796286,36</text:p>
          </table:table-cell>
          <table:table-cell office:value-type="float" office:value="5881503.24">
            <text:p>5881503,2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35290318.98">
            <text:p>535290318,98</text:p>
          </table:table-cell>
          <table:table-cell office:value-type="float" office:value="1900729.48">
            <text:p>1900729,48</text:p>
          </table:table-cell>
          <table:table-cell office:value-type="float" office:value="6487256.5">
            <text:p>6487256,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19076027.56">
            <text:p>519076027,56</text:p>
          </table:table-cell>
          <table:table-cell office:value-type="float" office:value="2008635.98">
            <text:p>2008635,98</text:p>
          </table:table-cell>
          <table:table-cell office:value-type="float" office:value="6492851.14">
            <text:p>6492851,1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82523615.64">
            <text:p>582523615,64</text:p>
          </table:table-cell>
          <table:table-cell office:value-type="float" office:value="1927365.76">
            <text:p>1927365,76</text:p>
          </table:table-cell>
          <table:table-cell office:value-type="float" office:value="6731688.7">
            <text:p>6731688,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62441188.16">
            <text:p>462441188,16</text:p>
          </table:table-cell>
          <table:table-cell office:value-type="float" office:value="1955397.76">
            <text:p>1955397,76</text:p>
          </table:table-cell>
          <table:table-cell office:value-type="float" office:value="7205202.76">
            <text:p>7205202,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2266735.26">
            <text:p>422266735,26</text:p>
          </table:table-cell>
          <table:table-cell office:value-type="float" office:value="2112034.5">
            <text:p>2112034,5</text:p>
          </table:table-cell>
          <table:table-cell office:value-type="float" office:value="7580453.94">
            <text:p>7580453,9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68235741.98">
            <text:p>468235741,98</text:p>
          </table:table-cell>
          <table:table-cell office:value-type="float" office:value="2269167.34">
            <text:p>2269167,34</text:p>
          </table:table-cell>
          <table:table-cell office:value-type="float" office:value="7625358.4">
            <text:p>7625358,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8070339.22">
            <text:p>548070339,22</text:p>
          </table:table-cell>
          <table:table-cell office:value-type="float" office:value="2254757.32">
            <text:p>2254757,32</text:p>
          </table:table-cell>
          <table:table-cell office:value-type="float" office:value="8101258.84">
            <text:p>8101258,8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2889697.06">
            <text:p>502889697,06</text:p>
          </table:table-cell>
          <table:table-cell office:value-type="float" office:value="2313398.38">
            <text:p>2313398,38</text:p>
          </table:table-cell>
          <table:table-cell office:value-type="float" office:value="8469996.28">
            <text:p>8469996,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4910342.94">
            <text:p>564910342,94</text:p>
          </table:table-cell>
          <table:table-cell office:value-type="float" office:value="2332835.92">
            <text:p>2332835,92</text:p>
          </table:table-cell>
          <table:table-cell office:value-type="float" office:value="8625718.14">
            <text:p>8625718,1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2804797.42">
            <text:p>402804797,42</text:p>
          </table:table-cell>
          <table:table-cell office:value-type="float" office:value="2320801.98">
            <text:p>2320801,98</text:p>
          </table:table-cell>
          <table:table-cell office:value-type="float" office:value="9071614.1">
            <text:p>9071614,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7133486.66">
            <text:p>437133486,66</text:p>
          </table:table-cell>
          <table:table-cell office:value-type="float" office:value="2419898.2">
            <text:p>2419898,2</text:p>
          </table:table-cell>
          <table:table-cell office:value-type="float" office:value="9271513.72">
            <text:p>9271513,7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5656558.78">
            <text:p>495656558,78</text:p>
          </table:table-cell>
          <table:table-cell office:value-type="float" office:value="2580305.66">
            <text:p>2580305,66</text:p>
          </table:table-cell>
          <table:table-cell office:value-type="float" office:value="9791909.76">
            <text:p>9791909,7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4189337.3">
            <text:p>414189337,3</text:p>
          </table:table-cell>
          <table:table-cell office:value-type="float" office:value="2563142.46">
            <text:p>2563142,46</text:p>
          </table:table-cell>
          <table:table-cell office:value-type="float" office:value="10220145.46">
            <text:p>10220145,4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6225429.22">
            <text:p>476225429,22</text:p>
          </table:table-cell>
          <table:table-cell office:value-type="float" office:value="2664259.16">
            <text:p>2664259,16</text:p>
          </table:table-cell>
          <table:table-cell office:value-type="float" office:value="10420330.48">
            <text:p>10420330,4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75091216.7">
            <text:p>375091216,7</text:p>
          </table:table-cell>
          <table:table-cell office:value-type="float" office:value="2794197.46">
            <text:p>2794197,46</text:p>
          </table:table-cell>
          <table:table-cell office:value-type="float" office:value="11083305.9">
            <text:p>11083305,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1757469.92">
            <text:p>481757469,92</text:p>
          </table:table-cell>
          <table:table-cell office:value-type="float" office:value="2824028.4">
            <text:p>2824028,4</text:p>
          </table:table-cell>
          <table:table-cell office:value-type="float" office:value="11377714.1">
            <text:p>11377714,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0957054.14">
            <text:p>500957054,14</text:p>
          </table:table-cell>
          <table:table-cell office:value-type="float" office:value="2922897.26">
            <text:p>2922897,26</text:p>
          </table:table-cell>
          <table:table-cell office:value-type="float" office:value="11426254.98">
            <text:p>11426254,9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58245170.92">
            <text:p>458245170,92</text:p>
          </table:table-cell>
          <table:table-cell office:value-type="float" office:value="2916141.9">
            <text:p>2916141,9</text:p>
          </table:table-cell>
          <table:table-cell office:value-type="float" office:value="12086443.1">
            <text:p>12086443,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65245571.64">
            <text:p>465245571,64</text:p>
          </table:table-cell>
          <table:table-cell office:value-type="float" office:value="2957317.06">
            <text:p>2957317,06</text:p>
          </table:table-cell>
          <table:table-cell office:value-type="float" office:value="12691009.56">
            <text:p>12691009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19:52:55.76</meta:creation-date>
    <dc:date>2013-07-21T20:02:29.09</dc:date>
    <meta:editing-duration>P0D</meta:editing-duration>
    <meta:editing-cycles>1</meta:editing-cycles>
    <meta:document-statistic meta:table-count="1" meta:cell-count="388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E000000DD000000DD3BB5FCB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>
        <chart:symbol-image xlink:href="Pictures/2000000E000000DD000000DDB37D134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55cm" svg:height="11.947cm" xlink:href=".." xlink:type="simple" chart:class="chart:line" chart:style-name="ch1">
        <chart:title svg:x="8.81cm" svg:y="0.374cm" chart:style-name="ch2">
          <text:p>Costo Temporal Grafo Estrella</text:p>
        </chart:title>
        <chart:subtitle svg:x="10.397cm" svg:y="1.391cm" chart:style-name="ch3">
          <text:p>50 repeticiones</text:p>
        </chart:subtitle>
        <chart:legend chart:legend-position="end" svg:x="21.715cm" svg:y="5.137cm" style:legend-expansion="high" chart:style-name="ch4"/>
        <chart:plot-area chart:style-name="ch5" table:cell-range-address="Hoja1.A1:Hoja1.D97" chart:data-source-has-labels="both" svg:x="1.509cm" svg:y="2.55cm" svg:width="19.264cm" svg:height="8.151cm">
          <chartooo:coordinate-region svg:x="3.612cm" svg:y="2.763cm" svg:width="17.128cm" svg:height="6.892cm"/>
          <chart:axis chart:dimension="x" chart:name="primary-x" chart:style-name="ch6" chartooo:axis-type="auto">
            <chartooo:date-scale/>
            <chart:title svg:x="10.594cm" svg:y="10.94cm" chart:style-name="ch7">
              <text:p>Nodos</text:p>
            </chart:title>
            <chart:categories table:cell-range-address="Hoja1.A2:Hoja1.A97"/>
          </chart:axis>
          <chart:axis chart:dimension="y" chart:name="primary-y" chart:style-name="ch8">
            <chart:title svg:x="0.451cm" svg:y="7.225cm" chart:style-name="ch9">
              <text:p>NSegs.</text:p>
            </chart:title>
            <chart:grid chart:style-name="ch10" chart:class="major"/>
          </chart:axis>
          <chart:series chart:style-name="ch11" chart:values-cell-range-address="Hoja1.B2:Hoja1.B97" chart:label-cell-address="Hoja1.B1:Hoja1.B1" chart:class="chart:line">
            <chart:data-point chart:repeated="96"/>
          </chart:series>
          <chart:series chart:style-name="ch12" chart:values-cell-range-address="Hoja1.C2:Hoja1.C97" chart:label-cell-address="Hoja1.C1:Hoja1.C1" chart:class="chart:line">
            <chart:data-point chart:repeated="96"/>
          </chart:series>
          <chart:series chart:style-name="ch13" chart:values-cell-range-address="Hoja1.D2:Hoja1.D97" chart:label-cell-address="Hoja1.D1:Hoja1.D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B1:Hoja1.B1</svg:desc>
                </draw:g>
              </table:table-cell>
              <table:table-cell office:value-type="string">
                <text:p>Goloso</text:p>
                <draw:g>
                  <svg:desc>Hoja1.C1:Hoja1.C1</svg:desc>
                </draw:g>
              </table:table-cell>
              <table:table-cell office:value-type="string">
                <text:p>BLocal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2:Hoja1.A97</svg:desc>
                </draw:g>
              </table:table-cell>
              <table:table-cell office:value-type="float" office:value="180061.22">
                <text:p>180061.22</text:p>
                <draw:g>
                  <svg:desc>Hoja1.B2:Hoja1.B97</svg:desc>
                </draw:g>
              </table:table-cell>
              <table:table-cell office:value-type="float" office:value="18989.94">
                <text:p>18989.94</text:p>
                <draw:g>
                  <svg:desc>Hoja1.C2:Hoja1.C97</svg:desc>
                </draw:g>
              </table:table-cell>
              <table:table-cell office:value-type="float" office:value="17250.6">
                <text:p>17250.6</text:p>
                <draw:g>
                  <svg:desc>Hoja1.D2:Hoja1.D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19546.74">
                <text:p>319546.74</text:p>
              </table:table-cell>
              <table:table-cell office:value-type="float" office:value="17867.62">
                <text:p>17867.62</text:p>
              </table:table-cell>
              <table:table-cell office:value-type="float" office:value="21022.42">
                <text:p>21022.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81316.5">
                <text:p>681316.5</text:p>
              </table:table-cell>
              <table:table-cell office:value-type="float" office:value="25461.42">
                <text:p>25461.42</text:p>
              </table:table-cell>
              <table:table-cell office:value-type="float" office:value="23660.06">
                <text:p>23660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89901.4">
                <text:p>1089901.4</text:p>
              </table:table-cell>
              <table:table-cell office:value-type="float" office:value="28013.08">
                <text:p>28013.08</text:p>
              </table:table-cell>
              <table:table-cell office:value-type="float" office:value="27566.2">
                <text:p>27566.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37711.58">
                <text:p>1437711.58</text:p>
              </table:table-cell>
              <table:table-cell office:value-type="float" office:value="25085.7">
                <text:p>25085.7</text:p>
              </table:table-cell>
              <table:table-cell office:value-type="float" office:value="31299.34">
                <text:p>31299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1741.5">
                <text:p>2051741.5</text:p>
              </table:table-cell>
              <table:table-cell office:value-type="float" office:value="30127.94">
                <text:p>30127.94</text:p>
              </table:table-cell>
              <table:table-cell office:value-type="float" office:value="39024.66">
                <text:p>39024.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87364.94">
                <text:p>2787364.94</text:p>
              </table:table-cell>
              <table:table-cell office:value-type="float" office:value="35801.74">
                <text:p>35801.74</text:p>
              </table:table-cell>
              <table:table-cell office:value-type="float" office:value="37192.8">
                <text:p>37192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60728.56">
                <text:p>4160728.56</text:p>
              </table:table-cell>
              <table:table-cell office:value-type="float" office:value="35238.28">
                <text:p>35238.28</text:p>
              </table:table-cell>
              <table:table-cell office:value-type="float" office:value="47154.32">
                <text:p>47154.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74087.06">
                <text:p>5574087.06</text:p>
              </table:table-cell>
              <table:table-cell office:value-type="float" office:value="42897.5">
                <text:p>42897.5</text:p>
              </table:table-cell>
              <table:table-cell office:value-type="float" office:value="56784.64">
                <text:p>56784.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426792.42">
                <text:p>7426792.42</text:p>
              </table:table-cell>
              <table:table-cell office:value-type="float" office:value="60467.3">
                <text:p>60467.3</text:p>
              </table:table-cell>
              <table:table-cell office:value-type="float" office:value="63587.82">
                <text:p>63587.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971138.78">
                <text:p>7971138.78</text:p>
              </table:table-cell>
              <table:table-cell office:value-type="float" office:value="54021.28">
                <text:p>54021.28</text:p>
              </table:table-cell>
              <table:table-cell office:value-type="float" office:value="66286.46">
                <text:p>66286.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292829.38">
                <text:p>10292829.38</text:p>
              </table:table-cell>
              <table:table-cell office:value-type="float" office:value="53407.7">
                <text:p>53407.7</text:p>
              </table:table-cell>
              <table:table-cell office:value-type="float" office:value="77585.04">
                <text:p>77585.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902050.88">
                <text:p>13902050.88</text:p>
              </table:table-cell>
              <table:table-cell office:value-type="float" office:value="62085.04">
                <text:p>62085.04</text:p>
              </table:table-cell>
              <table:table-cell office:value-type="float" office:value="82024.38">
                <text:p>82024.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50738.58">
                <text:p>17250738.58</text:p>
              </table:table-cell>
              <table:table-cell office:value-type="float" office:value="84027.68">
                <text:p>84027.68</text:p>
              </table:table-cell>
              <table:table-cell office:value-type="float" office:value="96259.84">
                <text:p>96259.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921888.36">
                <text:p>19921888.36</text:p>
              </table:table-cell>
              <table:table-cell office:value-type="float" office:value="75568.34">
                <text:p>75568.34</text:p>
              </table:table-cell>
              <table:table-cell office:value-type="float" office:value="109252.82">
                <text:p>109252.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94302.98">
                <text:p>23394302.98</text:p>
              </table:table-cell>
              <table:table-cell office:value-type="float" office:value="84744.36">
                <text:p>84744.36</text:p>
              </table:table-cell>
              <table:table-cell office:value-type="float" office:value="119169.54">
                <text:p>119169.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531324.74">
                <text:p>29531324.74</text:p>
              </table:table-cell>
              <table:table-cell office:value-type="float" office:value="98753.18">
                <text:p>98753.18</text:p>
              </table:table-cell>
              <table:table-cell office:value-type="float" office:value="133259.28">
                <text:p>133259.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320914.98">
                <text:p>35320914.98</text:p>
              </table:table-cell>
              <table:table-cell office:value-type="float" office:value="108784.3">
                <text:p>108784.3</text:p>
              </table:table-cell>
              <table:table-cell office:value-type="float" office:value="157088.16">
                <text:p>157088.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1805471.34">
                <text:p>41805471.34</text:p>
              </table:table-cell>
              <table:table-cell office:value-type="float" office:value="106385.6">
                <text:p>106385.6</text:p>
              </table:table-cell>
              <table:table-cell office:value-type="float" office:value="161940.84">
                <text:p>161940.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278700.62">
                <text:p>47278700.62</text:p>
              </table:table-cell>
              <table:table-cell office:value-type="float" office:value="120221.5">
                <text:p>120221.5</text:p>
              </table:table-cell>
              <table:table-cell office:value-type="float" office:value="187637.52">
                <text:p>187637.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3195580.82">
                <text:p>53195580.82</text:p>
              </table:table-cell>
              <table:table-cell office:value-type="float" office:value="141581.68">
                <text:p>141581.68</text:p>
              </table:table-cell>
              <table:table-cell office:value-type="float" office:value="193820.3">
                <text:p>193820.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0934338.88">
                <text:p>60934338.88</text:p>
              </table:table-cell>
              <table:table-cell office:value-type="float" office:value="142865.54">
                <text:p>142865.54</text:p>
              </table:table-cell>
              <table:table-cell office:value-type="float" office:value="206975.56">
                <text:p>206975.5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9781253.64">
                <text:p>69781253.64</text:p>
              </table:table-cell>
              <table:table-cell office:value-type="float" office:value="146080.48">
                <text:p>146080.48</text:p>
              </table:table-cell>
              <table:table-cell office:value-type="float" office:value="242825.84">
                <text:p>242825.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9679931.48">
                <text:p>79679931.48</text:p>
              </table:table-cell>
              <table:table-cell office:value-type="float" office:value="163021.54">
                <text:p>163021.54</text:p>
              </table:table-cell>
              <table:table-cell office:value-type="float" office:value="257680.4">
                <text:p>25768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2445429.52">
                <text:p>92445429.52</text:p>
              </table:table-cell>
              <table:table-cell office:value-type="float" office:value="179431.52">
                <text:p>179431.52</text:p>
              </table:table-cell>
              <table:table-cell office:value-type="float" office:value="259121.8">
                <text:p>259121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802248.56">
                <text:p>99802248.56</text:p>
              </table:table-cell>
              <table:table-cell office:value-type="float" office:value="198733.26">
                <text:p>198733.26</text:p>
              </table:table-cell>
              <table:table-cell office:value-type="float" office:value="378650.94">
                <text:p>378650.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0256798.52">
                <text:p>120256798.52</text:p>
              </table:table-cell>
              <table:table-cell office:value-type="float" office:value="230988.76">
                <text:p>230988.76</text:p>
              </table:table-cell>
              <table:table-cell office:value-type="float" office:value="302612.04">
                <text:p>302612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4877578.3">
                <text:p>124877578.3</text:p>
              </table:table-cell>
              <table:table-cell office:value-type="float" office:value="206662.24">
                <text:p>206662.24</text:p>
              </table:table-cell>
              <table:table-cell office:value-type="float" office:value="337788.2">
                <text:p>337788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0456753.34">
                <text:p>130456753.34</text:p>
              </table:table-cell>
              <table:table-cell office:value-type="float" office:value="244237.14">
                <text:p>244237.14</text:p>
              </table:table-cell>
              <table:table-cell office:value-type="float" office:value="366077.62">
                <text:p>366077.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3478686.56">
                <text:p>153478686.56</text:p>
              </table:table-cell>
              <table:table-cell office:value-type="float" office:value="239069.22">
                <text:p>239069.22</text:p>
              </table:table-cell>
              <table:table-cell office:value-type="float" office:value="403284.2">
                <text:p>403284.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1770471.04">
                <text:p>171770471.04</text:p>
              </table:table-cell>
              <table:table-cell office:value-type="float" office:value="269514.82">
                <text:p>269514.82</text:p>
              </table:table-cell>
              <table:table-cell office:value-type="float" office:value="428170.02">
                <text:p>428170.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1061855.12">
                <text:p>201061855.12</text:p>
              </table:table-cell>
              <table:table-cell office:value-type="float" office:value="284411.86">
                <text:p>284411.86</text:p>
              </table:table-cell>
              <table:table-cell office:value-type="float" office:value="445906.44">
                <text:p>445906.4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22915018.72">
                <text:p>222915018.72</text:p>
              </table:table-cell>
              <table:table-cell office:value-type="float" office:value="308038.82">
                <text:p>308038.82</text:p>
              </table:table-cell>
              <table:table-cell office:value-type="float" office:value="537615.44">
                <text:p>537615.4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3634986.24">
                <text:p>233634986.24</text:p>
              </table:table-cell>
              <table:table-cell office:value-type="float" office:value="324858.92">
                <text:p>324858.92</text:p>
              </table:table-cell>
              <table:table-cell office:value-type="float" office:value="560620.84">
                <text:p>560620.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2540734.36">
                <text:p>242540734.36</text:p>
              </table:table-cell>
              <table:table-cell office:value-type="float" office:value="329323.4">
                <text:p>329323.4</text:p>
              </table:table-cell>
              <table:table-cell office:value-type="float" office:value="571437.12">
                <text:p>571437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7093328.98">
                <text:p>277093328.98</text:p>
              </table:table-cell>
              <table:table-cell office:value-type="float" office:value="348109.5">
                <text:p>348109.5</text:p>
              </table:table-cell>
              <table:table-cell office:value-type="float" office:value="599632.86">
                <text:p>599632.8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20072708.78">
                <text:p>320072708.78</text:p>
              </table:table-cell>
              <table:table-cell office:value-type="float" office:value="371250.82">
                <text:p>371250.82</text:p>
              </table:table-cell>
              <table:table-cell office:value-type="float" office:value="679642.06">
                <text:p>679642.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6676163.72">
                <text:p>356676163.72</text:p>
              </table:table-cell>
              <table:table-cell office:value-type="float" office:value="399922.9">
                <text:p>399922.9</text:p>
              </table:table-cell>
              <table:table-cell office:value-type="float" office:value="744134.94">
                <text:p>744134.9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53217672.32">
                <text:p>353217672.32</text:p>
              </table:table-cell>
              <table:table-cell office:value-type="float" office:value="426206.1">
                <text:p>426206.1</text:p>
              </table:table-cell>
              <table:table-cell office:value-type="float" office:value="795241.22">
                <text:p>795241.2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7190437.86">
                <text:p>437190437.86</text:p>
              </table:table-cell>
              <table:table-cell office:value-type="float" office:value="442603.8">
                <text:p>442603.8</text:p>
              </table:table-cell>
              <table:table-cell office:value-type="float" office:value="836144.5">
                <text:p>836144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69796408.9">
                <text:p>469796408.9</text:p>
              </table:table-cell>
              <table:table-cell office:value-type="float" office:value="458601.56">
                <text:p>458601.56</text:p>
              </table:table-cell>
              <table:table-cell office:value-type="float" office:value="929201.76">
                <text:p>929201.7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70149073.64">
                <text:p>470149073.64</text:p>
              </table:table-cell>
              <table:table-cell office:value-type="float" office:value="493918.96">
                <text:p>493918.96</text:p>
              </table:table-cell>
              <table:table-cell office:value-type="float" office:value="1067252.94">
                <text:p>1067252.9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30861524.3">
                <text:p>530861524.3</text:p>
              </table:table-cell>
              <table:table-cell office:value-type="float" office:value="568559.78">
                <text:p>568559.78</text:p>
              </table:table-cell>
              <table:table-cell office:value-type="float" office:value="1249668.02">
                <text:p>1249668.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9596595.42">
                <text:p>629596595.42</text:p>
              </table:table-cell>
              <table:table-cell office:value-type="float" office:value="559245.88">
                <text:p>559245.88</text:p>
              </table:table-cell>
              <table:table-cell office:value-type="float" office:value="1067733.5">
                <text:p>1067733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58702805.7">
                <text:p>658702805.7</text:p>
              </table:table-cell>
              <table:table-cell office:value-type="float" office:value="590028.98">
                <text:p>590028.98</text:p>
              </table:table-cell>
              <table:table-cell office:value-type="float" office:value="1136996.68">
                <text:p>1136996.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8598534.8">
                <text:p>668598534.8</text:p>
              </table:table-cell>
              <table:table-cell office:value-type="float" office:value="620452.32">
                <text:p>620452.32</text:p>
              </table:table-cell>
              <table:table-cell office:value-type="float" office:value="1240344.58">
                <text:p>1240344.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63871378.12">
                <text:p>463871378.12</text:p>
              </table:table-cell>
              <table:table-cell office:value-type="float" office:value="608338.66">
                <text:p>608338.66</text:p>
              </table:table-cell>
              <table:table-cell office:value-type="float" office:value="1267703.32">
                <text:p>1267703.3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4400566.04">
                <text:p>524400566.04</text:p>
              </table:table-cell>
              <table:table-cell office:value-type="float" office:value="711418.82">
                <text:p>711418.82</text:p>
              </table:table-cell>
              <table:table-cell office:value-type="float" office:value="1390661.92">
                <text:p>1390661.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49018302.52">
                <text:p>549018302.52</text:p>
              </table:table-cell>
              <table:table-cell office:value-type="float" office:value="720839.8">
                <text:p>720839.8</text:p>
              </table:table-cell>
              <table:table-cell office:value-type="float" office:value="1500786.7">
                <text:p>1500786.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54765500.3">
                <text:p>554765500.3</text:p>
              </table:table-cell>
              <table:table-cell office:value-type="float" office:value="777069.9">
                <text:p>777069.9</text:p>
              </table:table-cell>
              <table:table-cell office:value-type="float" office:value="1586761.1">
                <text:p>1586761.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93813856.62">
                <text:p>593813856.62</text:p>
              </table:table-cell>
              <table:table-cell office:value-type="float" office:value="761734.2">
                <text:p>761734.2</text:p>
              </table:table-cell>
              <table:table-cell office:value-type="float" office:value="1647820.84">
                <text:p>1647820.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44438997.48">
                <text:p>644438997.48</text:p>
              </table:table-cell>
              <table:table-cell office:value-type="float" office:value="765811.78">
                <text:p>765811.78</text:p>
              </table:table-cell>
              <table:table-cell office:value-type="float" office:value="1784810.52">
                <text:p>1784810.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76550677.36">
                <text:p>676550677.36</text:p>
              </table:table-cell>
              <table:table-cell office:value-type="float" office:value="824360.3">
                <text:p>824360.3</text:p>
              </table:table-cell>
              <table:table-cell office:value-type="float" office:value="1834559.34">
                <text:p>1834559.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35792912.44">
                <text:p>735792912.44</text:p>
              </table:table-cell>
              <table:table-cell office:value-type="float" office:value="835011.8">
                <text:p>835011.8</text:p>
              </table:table-cell>
              <table:table-cell office:value-type="float" office:value="2040405.16">
                <text:p>2040405.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75827699.12">
                <text:p>675827699.12</text:p>
              </table:table-cell>
              <table:table-cell office:value-type="float" office:value="893265.94">
                <text:p>893265.94</text:p>
              </table:table-cell>
              <table:table-cell office:value-type="float" office:value="2042719.14">
                <text:p>2042719.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6654043.24">
                <text:p>546654043.24</text:p>
              </table:table-cell>
              <table:table-cell office:value-type="float" office:value="926820.7">
                <text:p>926820.7</text:p>
              </table:table-cell>
              <table:table-cell office:value-type="float" office:value="2231540.5">
                <text:p>2231540.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92877055.66">
                <text:p>492877055.66</text:p>
              </table:table-cell>
              <table:table-cell office:value-type="float" office:value="940671.7">
                <text:p>940671.7</text:p>
              </table:table-cell>
              <table:table-cell office:value-type="float" office:value="2305461.34">
                <text:p>2305461.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33756290.14">
                <text:p>533756290.14</text:p>
              </table:table-cell>
              <table:table-cell office:value-type="float" office:value="1067353.76">
                <text:p>1067353.76</text:p>
              </table:table-cell>
              <table:table-cell office:value-type="float" office:value="2362977.9">
                <text:p>2362977.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85784663.9">
                <text:p>485784663.9</text:p>
              </table:table-cell>
              <table:table-cell office:value-type="float" office:value="1013900.96">
                <text:p>1013900.96</text:p>
              </table:table-cell>
              <table:table-cell office:value-type="float" office:value="2555668.04">
                <text:p>2555668.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0292747.28">
                <text:p>470292747.28</text:p>
              </table:table-cell>
              <table:table-cell office:value-type="float" office:value="1017107.44">
                <text:p>1017107.44</text:p>
              </table:table-cell>
              <table:table-cell office:value-type="float" office:value="2722645.04">
                <text:p>2722645.0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07981289.82">
                <text:p>507981289.82</text:p>
              </table:table-cell>
              <table:table-cell office:value-type="float" office:value="1067990.64">
                <text:p>1067990.64</text:p>
              </table:table-cell>
              <table:table-cell office:value-type="float" office:value="2893112.54">
                <text:p>2893112.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30935533.24">
                <text:p>530935533.24</text:p>
              </table:table-cell>
              <table:table-cell office:value-type="float" office:value="1153920.36">
                <text:p>1153920.36</text:p>
              </table:table-cell>
              <table:table-cell office:value-type="float" office:value="2944499.7">
                <text:p>2944499.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96765812.16">
                <text:p>496765812.16</text:p>
              </table:table-cell>
              <table:table-cell office:value-type="float" office:value="1195857.14">
                <text:p>1195857.14</text:p>
              </table:table-cell>
              <table:table-cell office:value-type="float" office:value="3204203.52">
                <text:p>3204203.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43626650.4">
                <text:p>543626650.4</text:p>
              </table:table-cell>
              <table:table-cell office:value-type="float" office:value="1205988.74">
                <text:p>1205988.74</text:p>
              </table:table-cell>
              <table:table-cell office:value-type="float" office:value="3272875.98">
                <text:p>3272875.9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80688071.04">
                <text:p>480688071.04</text:p>
              </table:table-cell>
              <table:table-cell office:value-type="float" office:value="1275328.64">
                <text:p>1275328.64</text:p>
              </table:table-cell>
              <table:table-cell office:value-type="float" office:value="3455228.28">
                <text:p>3455228.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6078463.36">
                <text:p>496078463.36</text:p>
              </table:table-cell>
              <table:table-cell office:value-type="float" office:value="1298891.88">
                <text:p>1298891.88</text:p>
              </table:table-cell>
              <table:table-cell office:value-type="float" office:value="3719981">
                <text:p>371998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09628221.52">
                <text:p>409628221.52</text:p>
              </table:table-cell>
              <table:table-cell office:value-type="float" office:value="1334536.44">
                <text:p>1334536.44</text:p>
              </table:table-cell>
              <table:table-cell office:value-type="float" office:value="3758981.68">
                <text:p>3758981.6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67463361.5">
                <text:p>467463361.5</text:p>
              </table:table-cell>
              <table:table-cell office:value-type="float" office:value="1422438.28">
                <text:p>1422438.28</text:p>
              </table:table-cell>
              <table:table-cell office:value-type="float" office:value="4037498.34">
                <text:p>4037498.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42600950.18">
                <text:p>442600950.18</text:p>
              </table:table-cell>
              <table:table-cell office:value-type="float" office:value="1467749.14">
                <text:p>1467749.14</text:p>
              </table:table-cell>
              <table:table-cell office:value-type="float" office:value="4158808.06">
                <text:p>4158808.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75802943.2">
                <text:p>475802943.2</text:p>
              </table:table-cell>
              <table:table-cell office:value-type="float" office:value="1498447.8">
                <text:p>1498447.8</text:p>
              </table:table-cell>
              <table:table-cell office:value-type="float" office:value="4455524.78">
                <text:p>4455524.7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91911990">
                <text:p>491911990</text:p>
              </table:table-cell>
              <table:table-cell office:value-type="float" office:value="1541535.98">
                <text:p>1541535.98</text:p>
              </table:table-cell>
              <table:table-cell office:value-type="float" office:value="4324900.64">
                <text:p>4324900.6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78984825">
                <text:p>478984825</text:p>
              </table:table-cell>
              <table:table-cell office:value-type="float" office:value="1596000.14">
                <text:p>1596000.14</text:p>
              </table:table-cell>
              <table:table-cell office:value-type="float" office:value="4687723.94">
                <text:p>4687723.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68612891.46">
                <text:p>568612891.46</text:p>
              </table:table-cell>
              <table:table-cell office:value-type="float" office:value="1633560.68">
                <text:p>1633560.68</text:p>
              </table:table-cell>
              <table:table-cell office:value-type="float" office:value="4937194.28">
                <text:p>4937194.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84787744.84">
                <text:p>584787744.84</text:p>
              </table:table-cell>
              <table:table-cell office:value-type="float" office:value="1639859.18">
                <text:p>1639859.18</text:p>
              </table:table-cell>
              <table:table-cell office:value-type="float" office:value="5420323.64">
                <text:p>5420323.6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26903295">
                <text:p>526903295</text:p>
              </table:table-cell>
              <table:table-cell office:value-type="float" office:value="1724682.82">
                <text:p>1724682.82</text:p>
              </table:table-cell>
              <table:table-cell office:value-type="float" office:value="5522406.06">
                <text:p>5522406.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8661156.5">
                <text:p>418661156.5</text:p>
              </table:table-cell>
              <table:table-cell office:value-type="float" office:value="1835265.38">
                <text:p>1835265.38</text:p>
              </table:table-cell>
              <table:table-cell office:value-type="float" office:value="5631774.04">
                <text:p>5631774.0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61383753.12">
                <text:p>461383753.12</text:p>
              </table:table-cell>
              <table:table-cell office:value-type="float" office:value="1796286.36">
                <text:p>1796286.36</text:p>
              </table:table-cell>
              <table:table-cell office:value-type="float" office:value="5881503.24">
                <text:p>5881503.2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35290318.98">
                <text:p>535290318.98</text:p>
              </table:table-cell>
              <table:table-cell office:value-type="float" office:value="1900729.48">
                <text:p>1900729.48</text:p>
              </table:table-cell>
              <table:table-cell office:value-type="float" office:value="6487256.5">
                <text:p>6487256.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19076027.56">
                <text:p>519076027.56</text:p>
              </table:table-cell>
              <table:table-cell office:value-type="float" office:value="2008635.98">
                <text:p>2008635.98</text:p>
              </table:table-cell>
              <table:table-cell office:value-type="float" office:value="6492851.14">
                <text:p>6492851.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82523615.64">
                <text:p>582523615.64</text:p>
              </table:table-cell>
              <table:table-cell office:value-type="float" office:value="1927365.76">
                <text:p>1927365.76</text:p>
              </table:table-cell>
              <table:table-cell office:value-type="float" office:value="6731688.7">
                <text:p>6731688.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62441188.16">
                <text:p>462441188.16</text:p>
              </table:table-cell>
              <table:table-cell office:value-type="float" office:value="1955397.76">
                <text:p>1955397.76</text:p>
              </table:table-cell>
              <table:table-cell office:value-type="float" office:value="7205202.76">
                <text:p>7205202.7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22266735.26">
                <text:p>422266735.26</text:p>
              </table:table-cell>
              <table:table-cell office:value-type="float" office:value="2112034.5">
                <text:p>2112034.5</text:p>
              </table:table-cell>
              <table:table-cell office:value-type="float" office:value="7580453.94">
                <text:p>7580453.9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68235741.98">
                <text:p>468235741.98</text:p>
              </table:table-cell>
              <table:table-cell office:value-type="float" office:value="2269167.34">
                <text:p>2269167.34</text:p>
              </table:table-cell>
              <table:table-cell office:value-type="float" office:value="7625358.4">
                <text:p>7625358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48070339.22">
                <text:p>548070339.22</text:p>
              </table:table-cell>
              <table:table-cell office:value-type="float" office:value="2254757.32">
                <text:p>2254757.32</text:p>
              </table:table-cell>
              <table:table-cell office:value-type="float" office:value="8101258.84">
                <text:p>8101258.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2889697.06">
                <text:p>502889697.06</text:p>
              </table:table-cell>
              <table:table-cell office:value-type="float" office:value="2313398.38">
                <text:p>2313398.38</text:p>
              </table:table-cell>
              <table:table-cell office:value-type="float" office:value="8469996.28">
                <text:p>8469996.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4910342.94">
                <text:p>564910342.94</text:p>
              </table:table-cell>
              <table:table-cell office:value-type="float" office:value="2332835.92">
                <text:p>2332835.92</text:p>
              </table:table-cell>
              <table:table-cell office:value-type="float" office:value="8625718.14">
                <text:p>8625718.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02804797.42">
                <text:p>402804797.42</text:p>
              </table:table-cell>
              <table:table-cell office:value-type="float" office:value="2320801.98">
                <text:p>2320801.98</text:p>
              </table:table-cell>
              <table:table-cell office:value-type="float" office:value="9071614.1">
                <text:p>9071614.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7133486.66">
                <text:p>437133486.66</text:p>
              </table:table-cell>
              <table:table-cell office:value-type="float" office:value="2419898.2">
                <text:p>2419898.2</text:p>
              </table:table-cell>
              <table:table-cell office:value-type="float" office:value="9271513.72">
                <text:p>9271513.7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95656558.78">
                <text:p>495656558.78</text:p>
              </table:table-cell>
              <table:table-cell office:value-type="float" office:value="2580305.66">
                <text:p>2580305.66</text:p>
              </table:table-cell>
              <table:table-cell office:value-type="float" office:value="9791909.76">
                <text:p>9791909.7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14189337.3">
                <text:p>414189337.3</text:p>
              </table:table-cell>
              <table:table-cell office:value-type="float" office:value="2563142.46">
                <text:p>2563142.46</text:p>
              </table:table-cell>
              <table:table-cell office:value-type="float" office:value="10220145.46">
                <text:p>10220145.4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76225429.22">
                <text:p>476225429.22</text:p>
              </table:table-cell>
              <table:table-cell office:value-type="float" office:value="2664259.16">
                <text:p>2664259.16</text:p>
              </table:table-cell>
              <table:table-cell office:value-type="float" office:value="10420330.48">
                <text:p>10420330.4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75091216.7">
                <text:p>375091216.7</text:p>
              </table:table-cell>
              <table:table-cell office:value-type="float" office:value="2794197.46">
                <text:p>2794197.46</text:p>
              </table:table-cell>
              <table:table-cell office:value-type="float" office:value="11083305.9">
                <text:p>11083305.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81757469.92">
                <text:p>481757469.92</text:p>
              </table:table-cell>
              <table:table-cell office:value-type="float" office:value="2824028.4">
                <text:p>2824028.4</text:p>
              </table:table-cell>
              <table:table-cell office:value-type="float" office:value="11377714.1">
                <text:p>11377714.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00957054.14">
                <text:p>500957054.14</text:p>
              </table:table-cell>
              <table:table-cell office:value-type="float" office:value="2922897.26">
                <text:p>2922897.26</text:p>
              </table:table-cell>
              <table:table-cell office:value-type="float" office:value="11426254.98">
                <text:p>11426254.9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58245170.92">
                <text:p>458245170.92</text:p>
              </table:table-cell>
              <table:table-cell office:value-type="float" office:value="2916141.9">
                <text:p>2916141.9</text:p>
              </table:table-cell>
              <table:table-cell office:value-type="float" office:value="12086443.1">
                <text:p>12086443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65245571.64">
                <text:p>465245571.64</text:p>
              </table:table-cell>
              <table:table-cell office:value-type="float" office:value="2957317.06">
                <text:p>2957317.06</text:p>
              </table:table-cell>
              <table:table-cell office:value-type="float" office:value="12691009.56">
                <text:p>12691009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